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R-Befehle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R-Befehle.A" style:family="table-column">
      <style:table-column-properties style:column-width="8.5cm" style:rel-column-width="4819*"/>
    </style:style>
    <style:style style:name="R-Befehle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R-Befehle.2" style:family="table-row">
      <style:table-row-properties fo:keep-together="auto"/>
    </style:style>
    <style:style style:name="R-Befehle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R-Befehle.B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R-Befehle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R-Befehle.B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R-Befehle.A1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R-Befehle.B1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elle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le1.A" style:family="table-column">
      <style:table-column-properties style:column-width="8.5cm" style:rel-column-width="4819*"/>
    </style:style>
    <style:style style:name="Tabel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le1.2" style:family="table-row">
      <style:table-row-properties fo:keep-together="auto"/>
    </style:style>
    <style:style style:name="Tabelle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1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1.B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2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le2.A" style:family="table-column">
      <style:table-column-properties style:column-width="8.5cm" style:rel-column-width="4819*"/>
    </style:style>
    <style:style style:name="Tabelle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le2.2" style:family="table-row">
      <style:table-row-properties fo:keep-together="auto"/>
    </style:style>
    <style:style style:name="Tabelle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2.B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2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le2.B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Title">
      <style:text-properties style:font-name="Liberation Sans" fo:font-size="28pt" fo:font-weight="bold" officeooo:rsid="00108995" officeooo:paragraph-rsid="00108995" style:font-name-asian="Noto Sans CJK SC" style:font-size-asian="28pt" style:font-weight-asian="bold" style:font-name-complex="Lohit Devanagari" style:font-size-complex="28pt" style:font-weight-complex="bold"/>
    </style:style>
    <style:style style:name="P2" style:family="paragraph" style:parent-style-name="Footer">
      <style:text-properties fo:color="#c9211e" officeooo:rsid="00108995" officeooo:paragraph-rsid="00108995"/>
    </style:style>
    <style:style style:name="P3" style:family="paragraph" style:parent-style-name="Footnote">
      <style:text-properties officeooo:rsid="000b125d" officeooo:paragraph-rsid="000b125d"/>
    </style:style>
    <style:style style:name="P4" style:family="paragraph" style:parent-style-name="Footnote">
      <style:text-properties officeooo:rsid="000b125d" officeooo:paragraph-rsid="00137889"/>
    </style:style>
    <style:style style:name="P5" style:family="paragraph" style:parent-style-name="Footnote">
      <style:text-properties fo:font-weight="bold" officeooo:rsid="000b125d" officeooo:paragraph-rsid="000b125d" style:font-weight-asian="bold" style:font-weight-complex="bold"/>
    </style:style>
    <style:style style:name="P6" style:family="paragraph" style:parent-style-name="Footnote">
      <style:text-properties officeooo:paragraph-rsid="00137889"/>
    </style:style>
    <style:style style:name="P7" style:family="paragraph" style:parent-style-name="Footnote">
      <style:text-properties officeooo:rsid="001d5061" officeooo:paragraph-rsid="001d5061"/>
    </style:style>
    <style:style style:name="P8" style:family="paragraph" style:parent-style-name="Footnote">
      <style:text-properties officeooo:rsid="001fddf3" officeooo:paragraph-rsid="001fddf3"/>
    </style:style>
    <style:style style:name="P9" style:family="paragraph" style:parent-style-name="Heading_20_1">
      <style:text-properties style:font-name="Liberation Sans" fo:font-size="18.2000007629395pt" fo:font-weight="bold" officeooo:rsid="0020bae2" officeooo:paragraph-rsid="00268d8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0" style:family="paragraph" style:parent-style-name="Heading_20_1">
      <style:text-properties style:font-name="Liberation Sans" fo:font-size="18.2000007629395pt" fo:font-weight="bold" officeooo:rsid="00268d8c" officeooo:paragraph-rsid="0029bf0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1" style:family="paragraph" style:parent-style-name="Heading_20_1">
      <style:text-properties style:font-name="Liberation Sans" fo:font-size="18.2000007629395pt" fo:font-weight="bold" officeooo:rsid="00298bb1" officeooo:paragraph-rsid="00298b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" style:family="paragraph" style:parent-style-name="Heading_20_2" style:list-style-name=""/>
    <style:style style:name="P13" style:family="paragraph" style:parent-style-name="Heading_20_2">
      <style:paragraph-properties fo:break-before="page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7c40f" officeooo:paragraph-rsid="0007c40f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7c40f" officeooo:paragraph-rsid="00268d8c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7c40f" officeooo:paragraph-rsid="0029bf0d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ext_20_body">
      <style:text-properties officeooo:rsid="00026a82" officeooo:paragraph-rsid="00026a82"/>
    </style:style>
    <style:style style:name="P18" style:family="paragraph" style:parent-style-name="Text_20_body">
      <style:text-properties officeooo:rsid="0003d0d6" officeooo:paragraph-rsid="0003d0d6"/>
    </style:style>
    <style:style style:name="P19" style:family="paragraph" style:parent-style-name="Text_20_body">
      <style:text-properties officeooo:rsid="0005cecc" officeooo:paragraph-rsid="0005cecc"/>
    </style:style>
    <style:style style:name="P20" style:family="paragraph" style:parent-style-name="Text_20_body" style:list-style-name="L1">
      <style:text-properties officeooo:rsid="0005cecc" officeooo:paragraph-rsid="0005cecc"/>
    </style:style>
    <style:style style:name="P2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7c40f" officeooo:paragraph-rsid="000f915a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7c40f" officeooo:paragraph-rsid="00268d8c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7c40f" officeooo:paragraph-rsid="0028662c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647ff" officeooo:paragraph-rsid="00182f36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5061" officeooo:paragraph-rsid="001d5061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7c4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f91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647ff" officeooo:paragraph-rsid="001d50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5061" officeooo:paragraph-rsid="001d50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eed48" officeooo:paragraph-rsid="001eed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ef0e7" officeooo:paragraph-rsid="001ef0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1d86f" officeooo:paragraph-rsid="0021d8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7c40f" officeooo:paragraph-rsid="0007c40f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93e73" officeooo:paragraph-rsid="00093e73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d300f" officeooo:paragraph-rsid="000d300f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1647ff" officeooo:paragraph-rsid="00182f36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1647ff" officeooo:paragraph-rsid="001acf7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1d5061" officeooo:paragraph-rsid="001d5061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1eed48" officeooo:paragraph-rsid="001eed48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28662c" officeooo:paragraph-rsid="0028662c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29bf0d" officeooo:paragraph-rsid="0029bf0d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P4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2ba8a4" officeooo:paragraph-rsid="002ba8a4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P43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2c8c4c" officeooo:paragraph-rsid="002c8c4c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P4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2c8c4c" officeooo:paragraph-rsid="0030c669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P45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paragraph-rsid="001ef0e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1fddf3" officeooo:paragraph-rsid="001fdd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21d86f" officeooo:paragraph-rsid="0021d86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8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23f796" officeooo:paragraph-rsid="0023f7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9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officeooo:rsid="002ba8a4" officeooo:paragraph-rsid="002ba8a4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overline-style="none" style:text-overline-color="font-color"/>
    </style:style>
    <style:style style:name="P50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officeooo:rsid="002c8c4c" officeooo:paragraph-rsid="002c8c4c" style:font-name-asian="Noto Sans CJK SC" style:font-size-asian="10pt" style:font-style-asian="normal" style:font-weight-asian="bold" style:font-name-complex="Lohit Devanagari" style:font-size-complex="10pt" style:font-style-complex="normal" style:font-weight-complex="bold" style:text-overline-style="none" style:text-overline-color="font-color"/>
    </style:style>
    <style:style style:name="P51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officeooo:rsid="0007c40f" officeooo:paragraph-rsid="0029bf0d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officeooo:rsid="0007c40f" officeooo:paragraph-rsid="002c8c4c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ext_20_body">
      <style:paragraph-properties fo:text-align="start" style:justify-single-word="false"/>
      <style:text-properties officeooo:paragraph-rsid="00268d8c"/>
    </style:style>
    <style:style style:name="P54" style:family="paragraph" style:parent-style-name="Text_20_body">
      <style:paragraph-properties fo:text-align="start" style:justify-single-word="false"/>
      <style:text-properties officeooo:paragraph-rsid="002ba8a4"/>
    </style:style>
    <style:style style:name="P55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56" style:family="paragraph" style:parent-style-name="Text_20_body">
      <style:text-properties fo:font-size="12pt" fo:font-weight="normal" officeooo:rsid="00298bb1" officeooo:paragraph-rsid="00298bb1" style:font-size-asian="10.5pt" style:font-weight-asian="normal" style:font-size-complex="12pt" style:font-weight-complex="normal"/>
    </style:style>
    <style:style style:name="P57" style:family="paragraph" style:parent-style-name="Text_20_body">
      <style:text-properties fo:font-size="12pt" fo:font-weight="bold" officeooo:rsid="0029bf0d" officeooo:paragraph-rsid="0029bf0d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1cc5" style:font-weight-asian="bold" style:font-weight-complex="bold"/>
    </style:style>
    <style:style style:name="T3" style:family="text">
      <style:text-properties fo:font-weight="bold" officeooo:rsid="001ca178" style:font-weight-asian="bold" style:font-weight-complex="bold"/>
    </style:style>
    <style:style style:name="T4" style:family="text">
      <style:text-properties officeooo:rsid="000409bf"/>
    </style:style>
    <style:style style:name="T5" style:family="text">
      <style:text-properties officeooo:rsid="00061cc5"/>
    </style:style>
    <style:style style:name="T6" style:family="text">
      <style:text-properties officeooo:rsid="00093e73"/>
    </style:style>
    <style:style style:name="T7" style:family="text">
      <style:text-properties fo:color="#000000" style:text-outline="false" style:text-line-through-style="none" style:text-line-through-type="none" style:font-name="Liberation Sans" fo:font-style="normal" fo:text-shadow="none" style:text-underline-style="none" fo:font-weight="normal" officeooo:rsid="001ef0e7" style:font-name-asian="Noto Sans CJK SC" style:font-style-asian="normal" style:font-weight-asian="normal" style:font-name-complex="Lohit Devanagari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tyle="normal" fo:text-shadow="none" style:text-underline-style="none" fo:font-weight="bold" officeooo:rsid="001ef0e7" style:font-name-asian="Noto Sans CJK SC" style:font-style-asian="normal" style:font-weight-asian="bold" style:font-name-complex="Lohit Devanagari" style:font-style-complex="normal" style:font-weight-complex="bold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tyle="italic" fo:text-shadow="none" style:text-underline-style="none" fo:font-weight="normal" officeooo:rsid="001ef0e7" style:font-name-asian="Noto Sans CJK SC" style:font-style-asian="italic" style:font-weight-asian="normal" style:font-name-complex="Lohit Devanagari" style:font-style-complex="italic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268d8c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28662c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2ba8a4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2bfa84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07c40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ba8a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bfa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fo:font-size="10pt" fo:font-style="italic" fo:text-shadow="none" style:text-underline-style="none" fo:font-weight="normal" officeooo:rsid="002ba8a4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8" style:family="text">
      <style:text-properties officeooo:rsid="000c747d"/>
    </style:style>
    <style:style style:name="T19" style:family="text">
      <style:text-properties officeooo:rsid="000d300f"/>
    </style:style>
    <style:style style:name="T20" style:family="text">
      <style:text-properties fo:font-variant="normal" fo:text-transform="none" fo:color="#333333" fo:font-size="9pt" fo:letter-spacing="normal" fo:font-style="normal" fo:font-weight="normal"/>
    </style:style>
    <style:style style:name="T21" style:family="text">
      <style:text-properties fo:font-variant="normal" fo:text-transform="none" fo:color="#333333" fo:font-size="9pt" fo:letter-spacing="normal" fo:font-style="normal" fo:font-weight="normal" officeooo:rsid="000d300f"/>
    </style:style>
    <style:style style:name="T22" style:family="text">
      <style:text-properties fo:font-variant="normal" fo:text-transform="none" fo:color="#000000" style:text-outline="false" style:text-line-through-style="none" style:text-line-through-type="none" fo:font-size="10pt" fo:letter-spacing="normal" fo:font-style="normal" fo:text-shadow="none" style:text-underline-style="none" fo:font-weight="normal" officeooo:rsid="0007c40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3" style:family="text">
      <style:text-properties style:font-name="Liberation Sans" style:font-name-asian="Noto Sans CJK SC" style:font-name-complex="Lohit Devanagari"/>
    </style:style>
    <style:style style:name="T24" style:family="text">
      <style:text-properties style:font-name="Liberation Sans" officeooo:rsid="00268d8c" style:font-name-asian="Noto Sans CJK SC" style:font-name-complex="Lohit Devanagari"/>
    </style:style>
    <style:style style:name="T25" style:family="text">
      <style:text-properties style:font-name="Liberation Sans" officeooo:rsid="0029bf0d" style:font-name-asian="Noto Sans CJK SC" style:font-name-complex="Lohit Devanagari"/>
    </style:style>
    <style:style style:name="T26" style:family="text">
      <style:text-properties style:font-name="Liberation Sans" officeooo:rsid="002e69f2" style:font-name-asian="Noto Sans CJK SC" style:font-name-complex="Lohit Devanagari"/>
    </style:style>
    <style:style style:name="T27" style:family="text">
      <style:text-properties style:font-name="Liberation Sans" officeooo:rsid="002ba8a4" style:font-name-asian="Noto Sans CJK SC" style:font-name-complex="Lohit Devanagari"/>
    </style:style>
    <style:style style:name="T28" style:family="text">
      <style:text-properties style:font-name="Liberation Serif1"/>
    </style:style>
    <style:style style:name="T29" style:family="text">
      <style:text-properties style:font-name="Liberation Serif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officeooo:rsid="000b125d" style:font-size-asian="10pt" style:font-size-complex="10pt"/>
    </style:style>
    <style:style style:name="T32" style:family="text">
      <style:text-properties fo:font-size="10pt" officeooo:rsid="0007c40f" style:font-size-asian="10pt" style:font-size-complex="10pt"/>
    </style:style>
    <style:style style:name="T33" style:family="text">
      <style:text-properties fo:font-size="10pt" officeooo:rsid="00093e73" style:font-size-asian="10pt" style:font-size-complex="10pt"/>
    </style:style>
    <style:style style:name="T34" style:family="text">
      <style:text-properties fo:font-size="10pt" officeooo:rsid="001d5061" style:font-size-asian="10pt" style:font-size-complex="10pt"/>
    </style:style>
    <style:style style:name="T35" style:family="text">
      <style:text-properties fo:font-size="10pt" officeooo:rsid="00268d8c" style:font-size-asian="10pt" style:font-size-complex="10pt"/>
    </style:style>
    <style:style style:name="T36" style:family="text">
      <style:text-properties fo:font-size="10pt" officeooo:rsid="0028662c" style:font-size-asian="10pt" style:font-size-complex="10pt"/>
    </style:style>
    <style:style style:name="T37" style:family="text">
      <style:text-properties officeooo:rsid="001acf7e"/>
    </style:style>
    <style:style style:name="T38" style:family="text">
      <style:text-properties officeooo:rsid="001ca178"/>
    </style:style>
    <style:style style:name="T39" style:family="text">
      <style:text-properties officeooo:rsid="0029bf0d"/>
    </style:style>
    <style:style style:name="T40" style:family="text">
      <style:text-properties officeooo:rsid="002ba8a4"/>
    </style:style>
    <style:style style:name="T41" style:family="text">
      <style:text-properties officeooo:rsid="002c8c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/text:p>
      <text:h text:style-name="P11" text:outline-level="1">Hilfe</text:h>
      <text:p text:style-name="P56"><text:span text:style-name="T23">Hilfe zu einzelnen Befehlen oder Paketen ist über die R-Konsole oder </text:span><text:span text:style-name="T25">den Fokus „Hilfe“ in R</text:span><text:span text:style-name="T26">S</text:span><text:span text:style-name="T25">tudio verfügbar.</text:span></text:p>
      <text:p text:style-name="P57"><text:span text:style-name="T23">R-Konsole</text:span></text:p>
      <table:table table:name="Tabelle2" table:style-name="Tabelle2">
        <table:table-column table:style-name="Tabelle2.A" table:number-columns-repeated="2"/>
        <table:table-row table:style-name="TableLine94667819576032">
          <table:table-cell table:style-name="Tabelle2.A1" office:value-type="string">
            <text:p text:style-name="P16">Befehl</text:p>
          </table:table-cell>
          <table:table-cell table:style-name="Tabelle2.A1" office:value-type="string">
            <text:p text:style-name="P16">Bedeutung</text:p>
          </table:table-cell>
        </table:table-row>
        <table:table-row table:style-name="Tabelle2.2">
          <table:table-cell table:style-name="Tabelle2.A2" office:value-type="string">
            <text:p text:style-name="P51"><text:span text:style-name="Source_20_Text"><text:span text:style-name="T39">help(topic, package, lib.loc)</text:span></text:span></text:p>
          </table:table-cell>
          <table:table-cell table:style-name="Tabelle2.B2" office:value-type="string">
            <text:p text:style-name="P41">Mit help kann das grundlegende Hilfesystem in der R-Konsole aufgerufen werden.</text:p>
            <text:p text:style-name="P41"><text:span text:style-name="T40">t</text:span>opic = Thema, üblicherweise ein bekannter Befehl</text:p>
            <text:p text:style-name="P42">package = Paket, für das Hilfe benötigt wird</text:p>
            <text:p text:style-name="P49">Beispiel:</text:p>
            <text:p text:style-name="P42">help(package=‘ggplot2‘)</text:p>
            <text:p text:style-name="P54"><text:span text:style-name="T12">lib.loc = Verzeichnis, in dem ein Paket gespeichert ist</text:span></text:p>
            <text:p text:style-name="P54"><text:span text:style-name="T12">Die Standardwerte für </text:span><text:span text:style-name="Source_20_Text"><text:span text:style-name="T15">package</text:span></text:span><text:span text:style-name="T12"> und </text:span><text:span text:style-name="Source_20_Text"><text:span text:style-name="T15">lib</text:span></text:span><text:span text:style-name="Source_20_Text"><text:span text:style-name="T17">.</text:span></text:span><text:span text:style-name="Source_20_Text"><text:span text:style-name="T15">loc</text:span></text:span><text:span text:style-name="T12"> sind NULL, </text:span><text:span text:style-name="T13">leere Parameter werden also ignoriert. </text:span><text:span text:style-name="Source_20_Text"><text:span text:style-name="T16">topic</text:span></text:span><text:span text:style-name="T13"> kann zwar unbenannt bleiben, dann wird jedoch die Hilfe zur Hilfe angezeigt, entspricht </text:span><text:span text:style-name="Source_20_Text"><text:span text:style-name="T16">help(help)</text:span></text:span><text:span text:style-name="T13">.</text:span></text:p>
          </table:table-cell>
        </table:table-row>
        <table:table-row table:style-name="Tabelle2.2">
          <table:table-cell table:style-name="Tabelle2.A3" office:value-type="string">
            <text:p text:style-name="P52"><text:span text:style-name="Source_20_Text"><text:span text:style-name="T41">browseVignettes()</text:span></text:span></text:p>
          </table:table-cell>
          <table:table-cell table:style-name="Tabelle2.B3" office:value-type="string">
            <text:p text:style-name="P43">Vignettes enthalten weitergehende Informationen über Pakete oder Teilbereiche von Paketen, die besonders aufbereitet und im Webbrowser angezeigt werden. Informationen können je nach Paket im HTLM-Format oder als PDF angezeigt werden, darüber hinaus kann der Quelltext / R-Code angezeigt werden. </text:p>
            <text:p text:style-name="P43">Ohne Argument werden die Vignettes aller installierten Pakete angezeigt. </text:p>
            <text:p text:style-name="P50">Beispiel:</text:p>
            <text:p text:style-name="P44"><text:span text:style-name="Source_20_Text">browseVignettes(</text:span><text:span text:style-name="Source_20_Text"><text:span text:style-name="T27">‘</text:span></text:span><text:span text:style-name="Source_20_Text">ggplot2</text:span><text:span text:style-name="Source_20_Text"><text:span text:style-name="T27">‘</text:span></text:span><text:span text:style-name="Source_20_Text">)</text:span></text:p>
          </table:table-cell>
        </table:table-row>
      </table:table>
      <text:h text:style-name="P10" text:outline-level="1">Version</text:h>
      <text:p text:style-name="P55"><text:span text:style-name="T24">B</text:span><text:span text:style-name="T23">eim </text:span><text:span text:style-name="T24">Schreiben dieses Kurses war Version 3.6.3 aktuell. Die installierte Version wird beim Start der R-Konsole angezeigt. Wer das übersehen hat, findet diese mit den folgenden Befehlen heraus:</text:span></text:p>
      <table:table table:name="Tabelle1" table:style-name="Tabelle1">
        <table:table-column table:style-name="Tabelle1.A" table:number-columns-repeated="2"/>
        <table:table-row table:style-name="TableLine94667824021760">
          <table:table-cell table:style-name="Tabelle1.A1" office:value-type="string">
            <text:p text:style-name="P15">Befehl</text:p>
          </table:table-cell>
          <table:table-cell table:style-name="Tabelle1.A1" office:value-type="string">
            <text:p text:style-name="P15">Bedeutung</text:p>
          </table:table-cell>
        </table:table-row>
        <table:table-row table:style-name="Tabelle1.2">
          <table:table-cell table:style-name="Tabelle1.A2" office:value-type="string">
            <text:p text:style-name="P22"><text:span text:style-name="Source_20_Text"><text:span text:style-name="T35">version()</text:span></text:span></text:p>
          </table:table-cell>
          <table:table-cell table:style-name="Tabelle1.B2" office:value-type="string">
            <text:p text:style-name="P53"><text:span text:style-name="T10">Gibt die aktuelle Version von R </text:span><text:span text:style-name="T11">sowie Informationen darüber, auf welchem Betriebssystem R kompiliert wurde, </text:span><text:span text:style-name="T10">aus.</text:span></text:p>
          </table:table-cell>
        </table:table-row>
        <table:table-row table:style-name="Tabelle1.2">
          <table:table-cell table:style-name="Tabelle1.A3" office:value-type="string">
            <text:p text:style-name="P23"><text:span text:style-name="Source_20_Text"><text:span text:style-name="T36">sessionInfo()</text:span></text:span></text:p>
          </table:table-cell>
          <table:table-cell table:style-name="Tabelle1.B3" office:value-type="string">
            <text:p text:style-name="P40">Gibt Informationen über die aktuelle Version von R, <text:soft-page-break/>das Betriebssystem und die geladenen Pakete aus.</text:p>
          </table:table-cell>
        </table:table-row>
      </table:table>
      <text:h text:style-name="P9" text:outline-level="1">Packages</text:h>
      <text:h text:style-name="Heading_20_2" text:outline-level="2">Definitionen</text:h>
      <text:p text:style-name="P17">Package<text:tab/><text:tab/>=<text:tab/>Sammlung von Funktionen, Daten, Code, <text:span text:style-name="T4">die in Repositorien <text:tab/><text:tab/><text:tab/><text:tab/><text:tab/>bereitgestellt werden.</text:span></text:p>
      <text:p text:style-name="P18">Library<text:tab/><text:tab/>=<text:tab/>Speicherort der Pakete auf dem Computer, <text:span text:style-name="T1">aber:</text:span> library() ist auch ein <text:tab/><text:tab/><text:tab/><text:tab/>Befehlt, um Pakete zu laden.</text:p>
      <text:p text:style-name="P19">Repository<text:tab/><text:tab/>=<text:tab/>Ort, an dem Pakete gefunden und heruntergeladen werden können. <text:tab/><text:tab/><text:tab/><text:tab/>Repositorien für <text:span text:style-name="T18">R </text:span>sind u. a.:</text:p>
      <text:list xml:id="list189148567" text:style-name="L1">
        <text:list-item>
          <text:p text:style-name="P20">CRAN (Comprehensive R Archive Network</text:p>
          <text:p text:style-name="P20">(<text:a xlink:type="simple" xlink:href="https://cran.r-project.org/web/packages/" text:style-name="Internet_20_link" text:visited-style-name="Visited_20_Internet_20_Link">https://cran.r-project.org/web/packages/</text:a>)</text:p>
        </text:list-item>
        <text:list-item>
          <text:p text:style-name="P20">BioConductor (<text:a xlink:type="simple" xlink:href="https://bioconductor.org/packages/release/BiocViews.html#___Software" text:style-name="Internet_20_link" text:visited-style-name="Visited_20_Internet_20_Link">https://bioconductor.org/packages/release/BiocViews.html#___Software</text:a>)</text:p>
        </text:list-item>
        <text:list-item>
          <text:p text:style-name="P20">GitHub (<text:a xlink:type="simple" xlink:href="https://github.com/collections" text:style-name="Internet_20_link" text:visited-style-name="Visited_20_Internet_20_Link">https://github.com/collections</text:a>)</text:p>
        </text:list-item>
      </text:list>
      <text:p text:style-name="P19"><text:tab/><text:tab/><text:tab/><text:tab/><text:span text:style-name="T5">Eine Suchfunktion für CRAN </text:span><text:span text:style-name="T2">und</text:span><text:span text:style-name="T5"> BioConductor findet sich hier: <text:tab/><text:tab/><text:tab/><text:tab/><text:tab/></text:span><text:a xlink:type="simple" xlink:href="https://www.rdocumentation.org/" text:style-name="Internet_20_link" text:visited-style-name="Visited_20_Internet_20_Link"><text:span text:style-name="T5">https://www.rdocumentation.org</text:span></text:a></text:p>
      <text:h text:style-name="Heading_20_2" text:outline-level="2">Befehle</text:h>
      <table:table table:name="R-Befehle" table:style-name="R-Befehle" table:template-name="Einfache Zeilen">
        <table:table-column table:style-name="R-Befehle.A" table:number-columns-repeated="2"/>
        <table:table-row table:style-name="TableLine94667822719616">
          <table:table-cell table:style-name="R-Befehle.A1" office:value-type="string">
            <text:p text:style-name="P14">Befehl<text:note text:id="ftn4" text:note-class="footnote"><text:note-citation>1</text:note-citation><text:note-body><text:p text:style-name="P8">Zeilenumbrüche in der Tabelle sollen in der R-Konsole oder der IDE nicht übernommen werden.</text:p></text:note-body></text:note></text:p>
          </table:table-cell>
          <table:table-cell table:style-name="R-Befehle.A1" office:value-type="string">
            <text:p text:style-name="P14">Bedeutung</text:p>
          </table:table-cell>
        </table:table-row>
        <table:table-row table:style-name="R-Befehle.2">
          <table:table-cell table:style-name="R-Befehle.A2" office:value-type="string">
            <text:p text:style-name="P21"><text:span text:style-name="Source_20_Text"><text:span text:style-name="T30">install.packages('</text:span></text:span><text:span text:style-name="Source_20_Text"><text:span text:style-name="T31">P</text:span></text:span><text:span text:style-name="Source_20_Text"><text:span text:style-name="T30">aket')</text:span></text:span><text:span text:style-name="Source_20_Text"><text:span text:style-name="T30"><text:note text:id="ftn1" text:note-class="footnote"><text:note-citation>2</text:note-citation><text:note-body><text:p text:style-name="P3">Es können auch doppelte Anführungszeichen verwendet werden.</text:p></text:note-body></text:note></text:span></text:span></text:p>
          </table:table-cell>
          <table:table-cell table:style-name="R-Befehle.B2" office:value-type="float" office:value="0">
            <text:p text:style-name="P33">Einzelnes Paket installieren <text:span text:style-name="T3">oder aktualisieren</text:span><text:span text:style-name="T38"> </text:span><text:span text:style-name="T6">(CRAN)</text:span><text:span text:style-name="T6"><text:note text:id="ftn3" text:note-class="footnote"><text:note-citation>3</text:note-citation><text:note-body><text:p text:style-name="P7">Beim Aktualisieren können sich Funktionen ändern, so dass alter Code möglicherweise nicht mehr oder nicht mehr wie vorgesehen funktioniert!</text:p></text:note-body></text:note></text:span></text:p>
          </table:table-cell>
        </table:table-row>
        <table:table-row table:style-name="R-Befehle.2">
          <table:table-cell table:style-name="R-Befehle.A3" office:value-type="string">
            <text:p text:style-name="P21"><text:span text:style-name="Source_20_Text"><text:span text:style-name="T30">install.packages(c('</text:span></text:span><text:span text:style-name="Source_20_Text"><text:span text:style-name="T31">P</text:span></text:span><text:span text:style-name="Source_20_Text"><text:span text:style-name="T30">aket1', '</text:span></text:span><text:span text:style-name="Source_20_Text"><text:span text:style-name="T31">P</text:span></text:span><text:span text:style-name="Source_20_Text"><text:span text:style-name="T30">aket2'))</text:span></text:span></text:p>
          </table:table-cell>
          <table:table-cell table:style-name="R-Befehle.B3" office:value-type="float" office:value="0">
            <text:p text:style-name="P33">Mehrere Pakete gleichzeitig installieren, „c“ steht für „character vector“ <text:span text:style-name="T6">(CRAN)</text:span></text:p>
          </table:table-cell>
        </table:table-row>
        <table:table-row table:style-name="R-Befehle.2">
          <table:table-cell table:style-name="R-Befehle.A2" office:value-type="string">
            <text:p text:style-name="P21"><text:span text:style-name="Source_20_Text"><text:span text:style-name="T30">source('https://bioconductor.org/biocLite.R')</text:span></text:span></text:p>
          </table:table-cell>
          <table:table-cell table:style-name="R-Befehle.B2" office:value-type="float" office:value="0">
            <text:p text:style-name="P34">Stellt die Installationsfunktion von BioConductor, biocLite(), zur Verfügung</text:p>
          </table:table-cell>
        </table:table-row>
        <table:table-row table:style-name="R-Befehle.2">
          <table:table-cell table:style-name="R-Befehle.A3" office:value-type="string">
            <text:p text:style-name="P27"><text:span text:style-name="Source_20_Text"><text:span text:style-name="T32">biocLite('</text:span></text:span><text:span text:style-name="Source_20_Text"><text:span text:style-name="T31">P</text:span></text:span><text:span text:style-name="Source_20_Text"><text:span text:style-name="T33">aket'</text:span></text:span><text:span text:style-name="Source_20_Text"><text:span text:style-name="T32">)</text:span></text:span></text:p>
          </table:table-cell>
          <table:table-cell table:style-name="R-Befehle.B3" office:value-type="float" office:value="0">
            <text:p text:style-name="P34">Installiert ein BioConductor-Paket<text:note text:id="ftn0" text:note-class="footnote"><text:note-citation>4</text:note-citation><text:note-body><text:p text:style-name="P5">Alternative:</text:p><text:p text:style-name="P4"><text:tab/><text:span text:style-name="Source_20_Text">if (!require(</text:span><text:span text:style-name="Source_20_Text"><text:span text:style-name="T14">'</text:span></text:span><text:span text:style-name="Source_20_Text">BiocManager</text:span><text:span text:style-name="Source_20_Text"><text:span text:style-name="T14">'</text:span></text:span><text:span text:style-name="Source_20_Text">, quietly = TRUE))</text:span></text:p><text:p text:style-name="P4"><text:span text:style-name="Source_20_Text"><text:s text:c="4"/><text:tab/><text:tab/>install.packages(</text:span><text:span text:style-name="Source_20_Text"><text:span text:style-name="T14">'</text:span></text:span><text:span text:style-name="Source_20_Text">BiocManager</text:span><text:span text:style-name="Source_20_Text"><text:span text:style-name="T14">'</text:span></text:span><text:span text:style-name="Source_20_Text">)</text:span></text:p><text:p text:style-name="P3"><text:span text:style-name="Source_20_Text"><text:tab/>BiocManager::install()</text:span></text:p><text:p text:style-name="P4"><text:span text:style-name="Source_20_Text"><text:tab/>BiocManager::install(</text:span><text:span text:style-name="Source_20_Text"><text:span text:style-name="T14">'</text:span></text:span><text:span text:style-name="Source_20_Text">Paket</text:span><text:span text:style-name="Source_20_Text"><text:span text:style-name="T14">'</text:span></text:span><text:span text:style-name="Source_20_Text">)</text:span></text:p><text:p text:style-name="P3"><text:tab/>Die Anweisung zur Installation von mehreren Paketen entspricht der von CRAN, also als Character-Vektor.</text:p></text:note-body></text:note></text:p>
          </table:table-cell>
        </table:table-row>
        <table:table-row table:style-name="R-Befehle.2">
          <table:table-cell table:style-name="R-Befehle.A2" office:value-type="string">
            <text:p text:style-name="P26"><text:span text:style-name="Source_20_Text"><text:span text:style-name="T30">install_github('author/package')</text:span></text:span></text:p>
          </table:table-cell>
          <table:table-cell table:style-name="R-Befehle.B2" office:value-type="float" office:value="0">
            <text:p text:style-name="P35">Installiert ein R-Paket von GitHub<text:note text:id="ftn2" text:note-class="footnote"><text:note-citation>5</text:note-citation><text:note-body><text:p text:style-name="P6"><text:span text:style-name="T19">Ggf. muss GitHub erst mit </text:span><text:span text:style-name="Source_20_Text"><text:span text:style-name="T19">install.packages(</text:span></text:span><text:span text:style-name="Source_20_Text"><text:span text:style-name="T14">'</text:span></text:span><text:span text:style-name="Source_20_Text"><text:span text:style-name="T21">d</text:span></text:span><text:span text:style-name="Source_20_Text"><text:span text:style-name="T20">evtools</text:span></text:span><text:span text:style-name="Source_20_Text"><text:span text:style-name="T22">'</text:span></text:span><text:span text:style-name="Source_20_Text"><text:span text:style-name="T19">)</text:span></text:span><text:span text:style-name="T19"> installiert und GitHub mit </text:span><text:span text:style-name="Source_20_Text"><text:span text:style-name="T19">library(devtools)</text:span></text:span><text:span text:style-name="T19"> eingebunden (geladen) werden.</text:span></text:p></text:note-body></text:note></text:p>
          </table:table-cell>
        </table:table-row>
        <text:soft-page-break/>
        <table:table-row table:style-name="R-Befehle.2">
          <table:table-cell table:style-name="R-Befehle.A3" office:value-type="string">
            <text:p text:style-name="P28"><text:span text:style-name="Source_20_Text"><text:span text:style-name="T30">library(</text:span></text:span><text:span text:style-name="Source_20_Text"><text:span text:style-name="T34">Paket</text:span></text:span><text:span text:style-name="Source_20_Text"><text:span text:style-name="T30">)</text:span></text:span></text:p>
          </table:table-cell>
          <table:table-cell table:style-name="R-Befehle.B3" office:value-type="float" office:value="0">
            <text:p text:style-name="P36">Lädt Paket, Pakete dürfen nicht in Anführungszeichen stehen! </text:p>
            <text:p text:style-name="P36"><text:span text:style-name="T1">Beispiel:</text:span></text:p>
            <text:p text:style-name="P24"><text:span text:style-name="Source_20_Text"><text:span text:style-name="T30">library(ggplot2)</text:span></text:span></text:p>
            <text:p text:style-name="P37"><text:span text:style-name="T37">Einige Pakete sind von anderen Paketen abhängig und müssen zuerst geladen werden!</text:span></text:p>
          </table:table-cell>
        </table:table-row>
        <table:table-row table:style-name="R-Befehle.2">
          <table:table-cell table:style-name="R-Befehle.A2" office:value-type="string">
            <text:p text:style-name="P29"><text:span text:style-name="Source_20_Text"><text:span text:style-name="T30">library()</text:span></text:span></text:p>
          </table:table-cell>
          <table:table-cell table:style-name="R-Befehle.B2" office:value-type="float" office:value="0">
            <text:p text:style-name="P38">Listet alle installierten Pakete auf, funktioniert nicht in RStudio.</text:p>
          </table:table-cell>
        </table:table-row>
        <table:table-row table:style-name="R-Befehle.2">
          <table:table-cell table:style-name="R-Befehle.A3" office:value-type="string">
            <text:p text:style-name="P29"><text:span text:style-name="Source_20_Text"><text:span text:style-name="T30">installed.packages()</text:span></text:span></text:p>
          </table:table-cell>
          <table:table-cell table:style-name="R-Befehle.B3" office:value-type="float" office:value="0">
            <text:p text:style-name="P25"><text:span text:style-name="T30">Listet wie </text:span><text:span text:style-name="Source_20_Text"><text:span text:style-name="T30">library()</text:span></text:span><text:span text:style-name="T30"> alle installierten Pakete auf. </text:span></text:p>
          </table:table-cell>
        </table:table-row>
        <table:table-row table:style-name="R-Befehle.2">
          <table:table-cell table:style-name="R-Befehle.A2" office:value-type="string">
            <text:p text:style-name="P29"><text:span text:style-name="Source_20_Text"><text:span text:style-name="T30">old.packages()</text:span></text:span></text:p>
          </table:table-cell>
          <table:table-cell table:style-name="R-Befehle.B2" office:value-type="float" office:value="0">
            <text:p text:style-name="P38">Listet alle Pakete auf, die veraltet sind und ein Update benötigen.</text:p>
          </table:table-cell>
        </table:table-row>
        <table:table-row table:style-name="R-Befehle.2">
          <table:table-cell table:style-name="R-Befehle.A3" office:value-type="string">
            <text:p text:style-name="P30"><text:span text:style-name="Source_20_Text"><text:span text:style-name="T30">update.packages()</text:span></text:span></text:p>
          </table:table-cell>
          <table:table-cell table:style-name="R-Befehle.B3" office:value-type="float" office:value="0">
            <text:p text:style-name="P39">Aktualisiert veraltete Pakete, dabei kann es passieren, dass vorhandener Code nicht oder nicht mehr wie vorgesehen funktioniert.</text:p>
          </table:table-cell>
        </table:table-row>
        <table:table-row table:style-name="R-Befehle.2">
          <table:table-cell table:style-name="R-Befehle.A2" office:value-type="string">
            <text:p text:style-name="P31"><text:span text:style-name="Source_20_Text"><text:span text:style-name="T30">detach()</text:span></text:span></text:p>
          </table:table-cell>
          <table:table-cell table:style-name="R-Befehle.B2" office:value-type="float" office:value="0">
            <text:p text:style-name="P45"><text:span text:style-name="T7">Entlädt ein </text:span><text:span text:style-name="T9">Paket</text:span><text:span text:style-name="T7"> oder eine </text:span><text:span text:style-name="T9">Datenbank</text:span><text:span text:style-name="T7"> im laufenden Programm, zum Beispiel wenn es nicht mehr benötigt wird oder Probleme bereitet. </text:span><text:span text:style-name="T8">Achtung:</text:span><text:span text:style-name="T7"> Ohne angegebenen Paketnamen entlädt es das erste Element des Suchpfades, das ist keine gute Praxis, da man die Reihenfolge der einzelnen Elemente im Suchpfad oft nicht kennt.</text:span></text:p>
          </table:table-cell>
        </table:table-row>
        <table:table-row table:style-name="R-Befehle.2">
          <table:table-cell table:style-name="R-Befehle.A3" office:value-type="string">
            <text:p text:style-name="P31"><text:span text:style-name="Source_20_Text"><text:span text:style-name="T30">detach('package:Paket', unload=TRUE)</text:span></text:span></text:p>
          </table:table-cell>
          <table:table-cell table:style-name="R-Befehle.B3" office:value-type="float" office:value="0">
            <text:p text:style-name="P46">Korrekte Syntax, um ein einzelnes Paket zu entladen.</text:p>
          </table:table-cell>
        </table:table-row>
        <table:table-row table:style-name="TableLine94667822719616">
          <table:table-cell table:style-name="R-Befehle.A14" office:value-type="string">
            <text:p text:style-name="P32"><text:span text:style-name="Source_20_Text"><text:span text:style-name="T30">remove.packages(package, library)</text:span></text:span></text:p>
          </table:table-cell>
          <table:table-cell table:style-name="R-Befehle.B14" office:value-type="string">
            <text:p text:style-name="P47">Deinstalliert Pakete</text:p>
            <text:p text:style-name="P47">pckg = einzelnes Paket</text:p>
            <text:p text:style-name="P47">lib = Character-Vektor, mehrere Pakete</text:p>
            <text:p text:style-name="P48">Beispiel für einzelnes Paket:</text:p>
            <text:p text:style-name="P48"><text:span text:style-name="Source_20_Text">remove.packages('ggplot2')</text:span></text:p>
            <text:p text:style-name="P47"><text:span text:style-name="T1">Achtung:</text:span> Ohne Argument(e) wird das erste Element des Suchpfades entfernt.</text:p>
          </table:table-cell>
        </table:table-row>
      </table:table>
      <text:h text:style-name="P12" text:outline-level="2"/>
      <text:h text:style-name="P13" text:outline-level="2">Weiter führende Links und Literatur</text:h>
      <text:p text:style-name="Text_20_body"><text:bibliography-mark text:identifier="R Packages" text:bibliography-type="book" text:author="Hadley Wickham, Jenny Bryan" text:booktitle="R Packages" text:publisher="O'Reilly" text:url="https://r-pkgs.org">[R Packages]</text:bibliography-mark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de" fo:country="DE"/>
    <text:linenumbering-configuration text:number-lines="false" text:offset="0.499cm" style:num-format="1" text:number-position="left" text:increment="5"/>
    <number:number-style style:name="N20000" number:language="de" number:country="DE">
      <number:number number:min-integer-digits="1"/>
    </number:number-style>
    <number:text-style style:name="N20100" number:language="de" number:country="DE">
      <number:text-content/>
    </number:text-style>
    <style:style style:name="Einfache_20_Zeilen.1" style:display-name="Einfache Zeilen.1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infache_20_Zeilen.2" style:display-name="Einfache Zeilen.2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infache_20_Zeilen.3" style:display-name="Einfache Zeilen.3" style:family="table-cell" style:data-style-name="N2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infache_20_Zeilen.4" style:display-name="Einfache Zeilen.4" style:family="table-cell" style:data-style-name="N2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infache_20_Zeilen.5" style:display-name="Einfache Zeilen.5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infache_20_Zeilen.6" style:display-name="Einfache Zeilen.6" style:family="table-cell" style:data-style-name="N2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infache_20_Zeilen.7" style:display-name="Einfache Zeilen.7" style:family="table-cell" style:data-style-name="N2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infache_20_Zeilen.8" style:display-name="Einfache Zeilen.8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infache_20_Zeilen.9" style:display-name="Einfache Zeilen.9" style:family="table-cell" style:data-style-name="N2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infache_20_Zeilen.10" style:display-name="Einfache Zeilen.10" style:family="table-cell" style:data-style-name="N2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infache_20_Zeilen.11" style:display-name="Einfache Zeilen.11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infache_20_Zeilen.12" style:display-name="Einfache Zeilen.12" style:family="table-cell" style:data-style-name="N2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infache_20_Zeilen.13" style:display-name="Einfache Zeilen.13" style:family="table-cell" style:data-style-name="N2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infache_20_Zeilen.14" style:display-name="Einfache Zeilen.14" style:family="table-cell" style:data-style-name="N2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infache_20_Zeilen.15" style:display-name="Einfache Zeilen.15" style:family="table-cell" style:data-style-name="N2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infache_20_Zeilen.16" style:display-name="Einfache Zeilen.16" style:family="table-cell" style:data-style-name="N2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Einfache_20_Zeilen.1"/>
      <table:last-row table:style-name="Einfache_20_Zeilen.2"/>
      <table:first-column table:style-name="Einfache_20_Zeilen.3"/>
      <table:last-column table:style-name="Einfache_20_Zeilen.4"/>
      <table:body table:style-name="Einfache_20_Zeilen.9"/>
      <table:even-rows table:style-name="Einfache_20_Zeilen.5"/>
      <table:odd-rows table:style-name="Einfache_20_Zeilen.6"/>
      <table:even-columns table:style-name="Einfache_20_Zeilen.7"/>
      <table:odd-columns table:style-name="Einfache_20_Zeilen.8"/>
      <table:background table:style-name="Einfache_20_Zeilen.10"/>
      <loext:first-row-even-column table:style-name="Einfache_20_Zeilen.15"/>
      <loext:last-row-even-column table:style-name="Einfache_20_Zeilen.16"/>
      <loext:first-row-end-column table:style-name="Einfache_20_Zeilen.12"/>
      <loext:first-row-start-column table:style-name="Einfache_20_Zeilen.11"/>
      <loext:last-row-end-column table:style-name="Einfache_20_Zeilen.14"/>
      <loext:last-row-start-column table:style-name="Einfache_20_Zeilen.13"/>
    </table:table-template>
  </office:styles>
  <office:automatic-styles>
    <style:style style:name="MP1" style:family="paragraph" style:parent-style-name="Footer">
      <style:text-properties fo:color="#c9211e" officeooo:rsid="00108995" officeooo:paragraph-rsid="00108995"/>
    </style:style>
    <style:style style:name="MT1" style:family="text">
      <style:text-properties style:font-name="Liberation Serif1"/>
    </style:style>
    <style:style style:name="MT2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©</text:span><text:span text:style-name="MT2"> 2022 Kathrin C. Motzku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13:28:54.254005098</meta:creation-date>
    <dc:date>2022-02-20T19:39:00.632205949</dc:date>
    <meta:editing-duration>PT5H7M56S</meta:editing-duration>
    <meta:editing-cycles>38</meta:editing-cycles>
    <meta:generator>LibreOffice/6.4.7.2$Linux_X86_64 LibreOffice_project/40$Build-2</meta:generator>
    <meta:print-date>2022-02-20T16:22:22.210362226</meta:print-date>
    <meta:document-statistic meta:table-count="3" meta:image-count="0" meta:object-count="0" meta:page-count="4" meta:paragraph-count="87" meta:word-count="566" meta:character-count="4548" meta:non-whitespace-character-count="4034"/>
  </office:meta>
</office:document-meta>
</file>